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FA9CFFB3.png" manifest:media-type="image/png"/>
  <manifest:file-entry manifest:full-path="Pictures/100073ED00009698000054AB285A8DC6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Droid Sans Fallback1" svg:font-family="'Droid Sans Fallback'" style:font-family-generic="modern" style:font-pitch="variable"/>
    <style:font-face style:name="Liberation Serif1" svg:font-family="'Liberation Serif'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2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title">
      <style:graphic-properties fo:min-height="3.067cm"/>
    </style:style>
    <style:style style:name="pr7" style:family="presentation" style:parent-style-name="Vintage-notes">
      <style:graphic-properties draw:fill-color="#ffffff" fo:min-height="14cm"/>
    </style:style>
    <style:style style:name="pr8" style:family="presentation" style:parent-style-name="Vintage-title">
      <style:graphic-properties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9.3999996185303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text-align="center"/>
    </style:style>
    <style:style style:name="T1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4080" style:text-outline="false" style:text-line-through-style="none" style:font-name="Courier1" fo:font-size="18pt" fo:font-style="normal" fo:text-shadow="none" style:text-underline-style="none" fo:font-weight="normal" style:letter-kerning="true" style:font-name-asian="Courier1" style:font-size-asian="18pt" style:font-style-asian="normal" style:font-weight-asian="normal" style:font-name-complex="Courie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4080" style:font-name="Courier1" fo:font-size="18pt" style:font-name-asian="Courier1" style:font-size-asian="18pt" style:font-name-complex="Courier1" style:font-size-complex="18pt"/>
    </style:style>
    <style:style style:name="T7" style:family="text">
      <style:text-properties fo:color="#004080" style:font-name="Liberation Serif2" fo:font-size="24pt" style:font-name-asian="Courier1" style:font-size-asian="24pt" style:font-name-complex="Courier1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LIRC on Raspberry Pi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 text:style-name="P1"><text:span text:style-name="T1">LIRC</text:span></text:p>
            <text:p text:style-name="P1"/>
            <text:p text:style-name="P1">setup and usag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Setup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ownload software</text:p>
              </text:list-item>
              <text:list-item>
                <text:p><text:span text:style-name="T2">enable</text:span></text:p>
              </text:list-item>
              <text:list-item>
                <text:p><text:span text:style-name="T2">configure</text:span></text:p>
              </text:list-item>
              <text:list-item>
                <text:p><text:span text:style-name="T2">for details:</text:span></text:p>
                <text:list>
                  <text:list-item>
                    <text:p><text:span text:style-name="T3"><text:a xlink:href="http://alexba.in/blog/2013/01/06/setting-up-lirc-on-the-raspberrypi/" xlink:type="simple">http://alexba.in/blog/2013/01/06/setting-up-lirc-on-the-raspberrypi/</text:a></text:span></text:p>
                  </text:list-item>
                </text:list>
              </text:list-item>
              <text:list-item>
                <text:p><text:span text:style-name="T2">set the gpio pins for the IR Recvr, in /etc/modul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Programmi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Need to configure the remote device – lircd.conf</text:p>
                <text:list>
                  <text:list-item>
                    <text:p>can use irrecord, or if a conf file exists use it</text:p>
                  </text:list-item>
                </text:list>
              </text:list-item>
              <text:list-item>
                <text:p>Need to configure the lircrc file</text:p>
              </text:list-item>
              <text:list-item>
                <text:p>Program:</text:p>
                <text:list>
                  <text:list-item>
                    <text:p>The program opens the lircrc file with lirc.init(), and looks for 'prog'</text:p>
                  </text:list-item>
                  <text:list-item>
                    <text:p>The program checks for 'config' given a keypress defined by 'button' via the lirc.nextcode(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draw:style-name="gr2" draw:layer="layout" svg:width="32.334cm" svg:height="15.646cm" svg:x="-2.734cm" svg:y="4.354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layer="layout" svg:width="22.5cm" svg:height="3.067cm" svg:x="1.4cm" svg:y="0.8cm" presentation:class="title">
          <draw:text-box>
            <text:p>f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ircd.conf:</text:p>
                <text:list>
                  <text:list-header>
                    <text:p><text:span text:style-name="T4">Lines like this define all IR codes: <text:s text:c="4"/>KEY_STOP <text:s text:c="3"/>0x20DF</text:span></text:p>
                    <text:p><text:span text:style-name="T4"/></text:p>
                  </text:list-header>
                </text:list>
              </text:list-item>
              <text:list-item>
                <text:p>lircrc: </text:p>
                <text:p><text:span text:style-name="T5">begin</text:span></text:p>
              </text:list-item>
            </text:list>
            <text:p text:style-name="P3"><text:span text:style-name="T6"><text:s text:c="4"/></text:span><text:span text:style-name="T6">prog = setalarm</text:span></text:p>
            <text:p text:style-name="P3"><text:span text:style-name="T6"><text:s text:c="4"/></text:span><text:span text:style-name="T6">button = KEY_STOP</text:span></text:p>
            <text:p text:style-name="P3"><text:span text:style-name="T6"><text:s text:c="4"/></text:span><text:span text:style-name="T6">config = stop</text:span></text:p>
            <text:p text:style-name="P3"><text:span text:style-name="T6">end</text:span></text:p>
            <text:list text:continue-numbering="true" text:style-name="L2">
              <text:list-item>
                <text:p><text:span text:style-name="T7">lircrc rules: see http://www.g-loaded.eu/2006/01/10/how-to-configure-and-use-lirc/</text:span></text:p>
              </text:list-item>
              <text:list-item>
                <text:p>program</text:p>
              </text:list-item>
            </text:list>
            <text:p text:style-name="P3"><text:span text:style-name="T5"/></text:p>
            <text:p text:style-name="P3"><text:span text:style-name="T5">lstat = lirc.init( 'setalarm', '/etc/lirc/lircrc', 1)</text:span></text:p>
            <text:p text:style-name="P3"><text:span text:style-name="T5">x = lirc.nextcode()[0]</text:span></text:p>
            <text:p text:style-name="P3"><text:span text:style-name="T5">if (x == 'enter' or x == 'stop'):</text:span></text:p>
            <text:p text:style-name="P3"><text:span text:style-name="T5"><text:s text:c="4"/></text:span><text:span text:style-name="T5">break</text:span></text:p>
            <text:p text:style-name="P3"><text:span text:style-name="T5"/></text:p>
          </draw:text-box>
        </draw:frame>
        <draw:line draw:style-name="gr3" draw:text-style-name="P4" draw:layer="layout" svg:x1="5.4cm" svg:y1="9.7cm" svg:x2="6.9cm" svg:y2="14.3cm">
          <text:p/>
        </draw:line>
        <draw:line draw:style-name="gr3" draw:text-style-name="P4" draw:layer="layout" svg:x1="4.7cm" svg:y1="11cm" svg:x2="7.5cm" svg:y2="15.8cm">
          <text:p/>
        </draw:line>
        <draw:line draw:style-name="gr3" draw:text-style-name="P4" draw:layer="layout" svg:x1="9.8cm" svg:y1="6.8cm" svg:x2="6.2cm" svg:y2="10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Droid Sans Fallback1" svg:font-family="'Droid Sans Fallback'" style:font-family-generic="modern" style:font-pitch="variable"/>
    <style:font-face style:name="Liberation Serif1" svg:font-family="'Liberation Serif'" style:font-family-generic="modern" style:font-pitch="variable"/>
    <style:font-face style:name="Lohit Hindi1" svg:font-family="'Lohit Hind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3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A9CFFB3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6:49:18.715295000</meta:creation-date>
    <meta:editing-duration>P5DT20H9M32S</meta:editing-duration>
    <meta:editing-cycles>16</meta:editing-cycles>
    <meta:generator>LibreOffice/4.2.0.4$MacOSX_X86_64 LibreOffice_project/05dceb5d363845f2cf968344d7adab8dcfb2ba71</meta:generator>
    <dc:date>2014-08-28T08:42:49.865425000</dc:date>
    <meta:document-statistic meta:object-count="61"/>
    <meta:template xlink:type="simple" xlink:actuate="onRequest" xlink:title="Inspiration" xlink:href="../../../../Applications/LibreOffice.app/Contents/share/template/common/layout/Inspiration.otp" meta:date="2014-07-07T16:49:17.5846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text-shadow="none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4.191cm" svg:x="3.151cm" svg:y="2.778cm">
          <text:p text:style-name="P1"><text:span text:style-name="T1">lircrd.conf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112cm" svg:height="4.191cm" svg:x="12.049cm" svg:y="2.805cm">
          <text:p text:style-name="P1"><text:span text:style-name="T2">lircr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271cm" svg:height="9.271cm" svg:x="6.334cm" svg:y="9.509cm">
          <text:p text:style-name="P1"><text:span text:style-name="T2">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032cm" svg:height="2.54cm" svg:x="7.477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2.032cm" svg:height="2.54cm" svg:x="12.557cm" svg:y="6.96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3" draw:layer="layout" svg:width="8.128cm" svg:height="4.318cm" svg:x="7.161cm" svg:y="21.82cm">
          <text:p text:style-name="P1"><text:span text:style-name="T2">lir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032cm" svg:height="3.048cm" svg:x="10.144cm" svg:y="18.7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